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C00000276FA9C94AB.png"/>
  <manifest:file-entry manifest:media-type="image/png" manifest:full-path="Pictures/100000000000023500000266CA324D1D.png"/>
  <manifest:file-entry manifest:media-type="image/png" manifest:full-path="Pictures/10000000000002240000027E2820A0B3.png"/>
  <manifest:file-entry manifest:media-type="image/png" manifest:full-path="Pictures/10000000000002250000026230177D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5307in" svg:y="0.448in" svg:width="5.7189in" svg:height="6.3543in" draw:z-index="0"><draw:image xlink:href="Pictures/10000000000002250000026230177D1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paragraph" svg:width="5.6252in" svg:height="6.5626in" draw:z-index="1"><draw:image xlink:href="Pictures/100000000000021C00000276FA9C94A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5.7083in" svg:height="6.6457in" draw:z-index="2"><draw:image xlink:href="Pictures/10000000000002240000027E2820A0B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5.8854in" svg:height="6.3957in" draw:z-index="3"><draw:image xlink:href="Pictures/100000000000023500000266CA324D1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04T11:20:16.57</meta:creation-date>
    <meta:document-statistic meta:table-count="0" meta:image-count="4" meta:object-count="0" meta:page-count="4" meta:paragraph-count="0" meta:word-count="0" meta:character-count="0"/>
    <dc:date>2016-08-04T11:22:28.98</dc:date>
    <meta:editing-duration>PT2M28S</meta:editing-duration>
    <meta:editing-cycles>1</meta:editing-cycles>
    <meta:generator>OpenOffice/4.1.2$Win32 OpenOffice.org_project/412m3$Build-9782</meta:generator>
  </office:meta>
</office:document-meta>
</file>